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07a7b" officeooo:paragraph-rsid="00007a7b"/>
    </style:style>
    <style:style style:name="P2" style:family="paragraph" style:parent-style-name="Header">
      <style:paragraph-properties fo:text-align="end" style:justify-single-word="false"/>
      <style:text-properties officeooo:rsid="00007a7b" officeooo:paragraph-rsid="00007a7b"/>
    </style:style>
    <style:style style:name="P3" style:family="paragraph" style:parent-style-name="Standard">
      <style:paragraph-properties fo:line-height="200%" fo:text-align="center" style:justify-single-word="false"/>
      <style:text-properties fo:font-weight="bold" officeooo:rsid="0003ec0e" officeooo:paragraph-rsid="000d24f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771c" officeooo:paragraph-rsid="0007771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7116" officeooo:paragraph-rsid="0008711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65f2" officeooo:paragraph-rsid="000a65f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fecc" officeooo:paragraph-rsid="000bfec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24f1" officeooo:paragraph-rsid="000d24f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8adf" officeooo:paragraph-rsid="000e8ad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07a7b" officeooo:paragraph-rsid="00007a7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07a7b" officeooo:paragraph-rsid="00007a7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5b783" officeooo:paragraph-rsid="0005b78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7771c" officeooo:paragraph-rsid="0007771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7116" officeooo:paragraph-rsid="0008711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a65f2" officeooo:paragraph-rsid="000a65f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bfecc" officeooo:paragraph-rsid="000bfec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24f1" officeooo:paragraph-rsid="000d24f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d24f1" officeooo:paragraph-rsid="000e8ad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e8adf" officeooo:paragraph-rsid="000e8adf" style:font-weight-asian="normal" style:font-weight-complex="normal"/>
    </style:style>
    <style:style style:name="T1" style:family="text">
      <style:text-properties officeooo:rsid="0005b783"/>
    </style:style>
    <style:style style:name="T2" style:family="text">
      <style:text-properties officeooo:rsid="0007771c"/>
    </style:style>
    <style:style style:name="T3" style:family="text">
      <style:text-properties officeooo:rsid="000871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24f1"/>
    </style:style>
    <style:style style:name="T6" style:family="text">
      <style:text-properties officeooo:rsid="000e8a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pter <text:span text:style-name="T5">2, </text:span><text:span text:style-name="T1">Relationships</text:span></text:p>
      <text:p text:style-name="P11"><text:tab/><text:span text:style-name="T1">Explanatory Variable = Independent Variable, x, the features/characteristics, the cause, the measure of the study.</text:span></text:p>
      <text:p text:style-name="P11"><text:tab/><text:span text:style-name="T1">Response Variable = Dependent Variable, y, the target variable, the effect, he outcome of a study.</text:span></text:p>
      <text:p text:style-name="P11"><text:span text:style-name="T1">1.) Does there exist an association between variables?</text:span></text:p>
      <text:p text:style-name="P12">2.) What is the relationship, if so?</text:p>
      <text:p text:style-name="P12"/>
      <text:p text:style-name="P4">Scatter plot</text:p>
      <text:p text:style-name="P13"><text:tab/>Quantitative data only. The Explanatory variable is always on the x-axis and the Response variable is always on the y-axis. <text:s/></text:p>
      <text:p text:style-name="P12"><text:tab/><text:span text:style-name="T2">Form, Strength, and Direction are key characteristics of a scatter plot.</text:span></text:p>
      <text:p text:style-name="P12"><text:tab/><text:span text:style-name="T2">*You can know the positive/negative direction of a plot, but that doesn’t tell you the relationship between the two variables.</text:span></text:p>
      <text:p text:style-name="P12"><text:tab/><text:span text:style-name="T3">It is important to draw a line from the first point and the last point. The inflection point, or outlier, will definitely change the shape of the line (it is best to remove outliers).</text:span></text:p>
      <text:p text:style-name="P5">Log transformation</text:p>
      <text:p text:style-name="P14"><text:tab/>Considered the most important transformation in this course. Can only be used for positive values. If the data is not linear, we can apply a log transformation on one of the variables to transform the other variable (usually the one variable we change is on the y-axis).</text:p>
      <text:p text:style-name="P14"><text:tab/>ln(1+x) is used as the log transformation. This is because ln(0) is undefined, and ln(1) is defined! Cool Calculus concepts!</text:p>
      <text:p text:style-name="P6">Categorical variables</text:p>
      <text:p text:style-name="P15"><text:tab/>To add a categorical variable to the plot, we have to color code it with a legend.</text:p>
      <text:p text:style-name="P6">Correlation coefficient r</text:p>
      <text:p text:style-name="P6"><text:tab/><text:span text:style-name="T4">Standardized score for a linear relationship between two variables. We use r because linear relationships give us an easier time identifying a relationship between two variables.</text:span></text:p>
      <text:p text:style-name="P6"><text:span text:style-name="T4"><text:tab/></text:span>Mean = (1/n-1)Sumnation(x_i)</text:p>
      <text:p text:style-name="P6"><text:span text:style-name="T4"><text:tab/></text:span>(r) = (1/n-1)Sumnation((z_x_i)(z_y_i))</text:p>
      <text:p text:style-name="P6"><text:tab/><text:tab/>rewrittern</text:p>
      <text:p text:style-name="P6"><text:tab/>(r) = (1/(S_x * S_)) * ((Sumnation((z_x_i)(z_y_i))/n-1)</text:p>
      <text:p text:style-name="P7"/>
      <text:p text:style-name="P7"><text:tab/><text:span text:style-name="T4">r can be in between (0,1). The absolute value of r can tell us the strength of the linear relationship. </text:span></text:p>
      <text:p text:style-name="P7"><text:span text:style-name="T4">0 = min</text:span></text:p>
      <text:p text:style-name="P7"><text:span text:style-name="T4">0.1 = weak</text:span></text:p>
      <text:p text:style-name="P7"><text:span text:style-name="T4">0.5 = mid</text:span></text:p>
      <text:p text:style-name="P7"><text:span text:style-name="T4">0.8 = strong</text:span></text:p>
      <text:p text:style-name="P16">1 = max</text:p>
      <text:p text:style-name="P16">(r) can still be 0 and still have a relationship, just not linear.</text:p>
      <text:p text:style-name="P16">More about variability: Errors exist, so the farther apart your data points, the more errors/variability.</text:p>
      <text:p text:style-name="P12"/>
      <text:p text:style-name="P12"/>
      <text:p text:style-name="P12"/>
      <text:p text:style-name="P12"/>
      <text:p text:style-name="P8"><text:soft-page-break/>Linear regression</text:p>
      <text:p text:style-name="P17">regression line is a straight line that describes how a dep var changes as a ind var changes. </text:p>
      <text:p text:style-name="P17">If you can find the regression line, you can predict all the points on the graph.</text:p>
      <text:p text:style-name="P17"/>
      <text:p text:style-name="P8">Least-squares regression line</text:p>
      <text:p text:style-name="P18"><text:span text:style-name="T6">^Y = y-hat </text:span></text:p>
      <text:p text:style-name="P18">Represents the line of least error based off predicted y-values. </text:p>
      <text:p text:style-name="P17">Y = True observation</text:p>
      <text:p text:style-name="P17">^Y = Predicted observation</text:p>
      <text:p text:style-name="P17">^Y = b_x_i(x) + b_x_0</text:p>
      <text:p text:style-name="P17">Error = (Y - ^Y)^2</text:p>
      <text:p text:style-name="P17"><text:span text:style-name="T6">^Least Square Problem </text:span>= Sumnation(Error_i)/<text:span text:style-name="T6">n = The least “error” prediction.</text:span></text:p>
      <text:p text:style-name="P17"><text:s/></text:p>
      <text:p text:style-name="P9">Extrapolation</text:p>
      <text:p text:style-name="P19">The domain and range is what gets extrapolated. It refers to skewing of predicted data.</text:p>
      <text:p text:style-name="P19"/>
      <text:p text:style-name="P9">Square of correlation</text:p>
      <text:p text:style-name="P19">Explained by the Least Square regression, used to asses the performance of the Least Square regression model. Called the coefficient of determination.</text:p>
      <text:p text:style-name="P12"/>
      <text:p text:style-name="P11"/>
      <text:p text:style-name="P10">[Heading]</text:p>
      <text:p text:style-name="P11">[Sub-Heading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7a7b" officeooo:paragraph-rsid="00007a7b"/>
    </style:style>
    <style:style style:name="MP2" style:family="paragraph" style:parent-style-name="Header">
      <style:text-properties officeooo:rsid="00007a7b" officeooo:paragraph-rsid="00007a7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PageNumWizard_HEADER_Default Page Style1"/><text:page-number text:select-page="current">1</text:page-number><text:s/>/ <text:page-count>2</text:page-count><text:bookmark-end text:name="PageNumWizard_HEADER_Default Page Style1"/></text:p>
        <text:p text:style-name="MP2">2025-09-0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5:13:21.759233874</meta:creation-date>
    <dc:date>2025-09-02T16:48:05.921642798</dc:date>
    <meta:editing-duration>PT39M4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49" meta:word-count="457" meta:character-count="2796" meta:non-whitespace-character-count="2364"/>
  </office:meta>
</office:document-meta>
</file>